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ba3" officeooo:paragraph-rsid="000cfba3"/>
    </style:style>
    <style:style style:name="P2" style:family="paragraph" style:parent-style-name="Standard">
      <style:text-properties officeooo:rsid="000f42dc" officeooo:paragraph-rsid="000f42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59b5"/>
    </style:style>
    <style:style style:name="T3" style:family="text">
      <style:text-properties officeooo:rsid="000f42d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randon Swanson</text:p>
      <text:p text:style-name="P2">Assignment 7 Answers</text:p>
      <text:p text:style-name="P2">December 2<text:span text:style-name="T4">nd</text:span> 2014</text:p>
      <text:p text:style-name="P1"/>
      <text:p text:style-name="P1">1. How is the graph stored in the provided code -- adjacency matrix or edge list?</text:p>
      <text:p text:style-name="P1"><text:tab/><text:span text:style-name="T1">An edge list</text:span>, <text:s/>it is collections of each vertexes connections, not a 2d array of size n x n </text:p>
      <text:p text:style-name="P1"/>
      <text:p text:style-name="P1">2. Which of the graphs are connected? How can you tell?</text:p>
      <text:p text:style-name="P1"><text:tab/>Only number 3 is not connected because it is the only one that has unreachable nodes from one </text:p>
      <text:p text:style-name="P1"><text:tab/>or more of its nodes</text:p>
      <text:p text:style-name="P1"><text:tab/>for a graph to be connected all nodes must be reachable by all others</text:p>
      <text:p text:style-name="P1"/>
      <text:p text:style-name="P1">3. Imagine that we ran each search in the other direction (from destination to source, instead of source to destination) -- would the output change at all? What if the graphs were directed graphs?</text:p>
      <text:p text:style-name="P1"><text:tab/>The output would <text:s/>not change for undirected graphs. </text:p>
      <text:p text:style-name="P1"><text:tab/>If the graphs were directed however this could make a difference on the reachablility.</text:p>
      <text:p text:style-name="P1"><text:tab/>In a directed graph it is very possible for a path to exist from U to V but not from V to U</text:p>
      <text:p text:style-name="P1"/>
      <text:p text:style-name="P1">4. What are a few pros and cons of DFS vs. BFS?</text:p>
      <text:p text:style-name="P1"><text:tab/><text:span text:style-name="T2">A depth first search can get caught on a very long trail away from the destination when the destination may have been only a few steps from the origin, <text:s/>which BFS would find in a few steps. <text:s/>It is also theoretically possible for a DFS to continue down an infinite path forever, never returning to another branch to discover the destination. (non-termination)</text:span></text:p>
      <text:p text:style-name="P1"><text:tab/><text:span text:style-name="T2">While a BFS can find the destination quicker if it has a relative proximity to the source it can also exhaust a lot of time slowly creeping across a graph or tree if instead the destination is down a long not well connected path</text:span></text:p>
      <text:p text:style-name="P1"><text:tab/><text:span text:style-name="T3">Breadth first search is an optimal algorithm in that it will always find the shortest path to the destination. <text:s/>Whereas Depth first search is not, <text:s/>it can find return a path that is not the shortest path to the destination.</text:span></text:p>
      <text:p text:style-name="P1"><text:tab/></text:p>
      <text:p text:style-name="P1"/>
      <text:p text:style-name="P1">5. What's the Big O execution time to determine if a node is reachable from another node?</text:p>
      <text:p text:style-name="P1"><text:tab/><text:span text:style-name="T2">For a graph with V vertexes and E edges it is O(V + 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7:14:31.051069848</meta:creation-date>
    <dc:date>2014-12-02T17:48:38.208385640</dc:date>
    <meta:editing-duration>PT19M43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359" meta:character-count="1899" meta:non-whitespace-character-count="1538"/>
  </office:meta>
</office:document-meta>
</file>